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Hairline" svg:font-family="'Lato Hairlin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OF " svg:font-family="'TIMES OF'"/>
  </office:font-face-decls>
  <office:automatic-styles>
    <style:style style:name="P1" style:family="paragraph" style:parent-style-name="Heading_20_2">
      <style:text-properties officeooo:paragraph-rsid="00059519"/>
    </style:style>
    <style:style style:name="P2" style:family="paragraph" style:parent-style-name="Heading_20_2">
      <style:text-properties fo:font-size="20pt" officeooo:paragraph-rsid="00059519" style:font-size-asian="20pt" style:font-size-complex="20pt"/>
    </style:style>
    <style:style style:name="P3" style:family="paragraph" style:parent-style-name="Heading_20_2">
      <style:text-properties fo:font-size="20pt" style:font-size-asian="20pt" style:font-size-complex="20pt"/>
    </style:style>
    <style:style style:name="P4" style:family="paragraph" style:parent-style-name="Heading_20_2">
      <style:text-properties fo:font-weight="bold" officeooo:paragraph-rsid="00059519" style:font-weight-asian="bold" style:font-weight-complex="bold"/>
    </style:style>
    <style:style style:name="P5" style:family="paragraph" style:parent-style-name="Heading_20_3">
      <style:text-properties officeooo:paragraph-rsid="00059519"/>
    </style:style>
    <style:style style:name="P6" style:family="paragraph" style:parent-style-name="Heading_20_3" style:list-style-name="List_20_1">
      <style:text-properties fo:font-size="13pt" officeooo:paragraph-rsid="00059519" style:font-size-asian="13pt" style:font-size-complex="13pt"/>
    </style:style>
    <style:style style:name="P7" style:family="paragraph" style:parent-style-name="Heading_20_3">
      <style:text-properties style:font-name="Liberation Serif" fo:font-size="20pt" fo:font-weight="bold" officeooo:paragraph-rsid="00059519" style:font-size-asian="20pt" style:font-weight-asian="bold" style:font-size-complex="20pt" style:font-weight-complex="bold"/>
    </style:style>
    <style:style style:name="P8" style:family="paragraph" style:parent-style-name="Preformatted_20_Text">
      <style:text-properties fo:color="#c9211e" loext:opacity="100%" style:font-name="Liberation Serif" fo:font-size="13pt" fo:font-weight="normal" style:font-size-asian="13pt" style:font-weight-asian="normal" style:font-size-complex="13pt" style:font-weight-complex="normal"/>
    </style:style>
    <style:style style:name="P9" style:family="paragraph" style:parent-style-name="Preformatted_20_Text">
      <style:paragraph-properties fo:margin-top="0cm" fo:margin-bottom="0.499cm" style:contextual-spacing="false"/>
      <style:text-properties fo:color="#c9211e" loext:opacity="100%" style:font-name="Liberation Serif" fo:font-size="13pt" fo:font-weight="normal" style:font-size-asian="13pt" style:font-weight-asian="normal" style:font-size-complex="13pt" style:font-weight-complex="normal"/>
    </style:style>
    <style:style style:name="P10" style:family="paragraph" style:parent-style-name="Standard">
      <style:text-properties officeooo:paragraph-rsid="00059519"/>
    </style:style>
    <style:style style:name="P11" style:family="paragraph" style:parent-style-name="Standard" style:list-style-name="List_20_1">
      <style:text-properties officeooo:paragraph-rsid="00059519"/>
    </style:style>
    <style:style style:name="P12" style:family="paragraph" style:parent-style-name="Standard">
      <style:text-properties style:font-name="Liberation Serif" officeooo:paragraph-rsid="00059519"/>
    </style:style>
    <style:style style:name="P13" style:family="paragraph" style:parent-style-name="Text_20_body" style:list-style-name="List_20_1">
      <style:text-properties officeooo:paragraph-rsid="00059519"/>
    </style:style>
    <style:style style:name="P14" style:family="paragraph" style:parent-style-name="Text_20_body" style:list-style-name="List_20_1"/>
    <style:style style:name="P15" style:family="paragraph" style:parent-style-name="Text_20_body">
      <style:text-properties fo:font-size="20pt" officeooo:paragraph-rsid="00059519" style:font-size-asian="20pt" style:font-size-complex="20pt"/>
    </style:style>
    <style:style style:name="P16" style:family="paragraph" style:parent-style-name="Text_20_body">
      <style:text-properties fo:font-size="20pt" style:font-size-asian="20pt" style:font-size-complex="20pt"/>
    </style:style>
    <style:style style:name="P17" style:family="paragraph" style:parent-style-name="Text_20_body">
      <style:text-properties fo:font-size="20pt" fo:font-weight="bold" officeooo:paragraph-rsid="00059519" style:font-size-asian="20pt" style:font-weight-asian="bold" style:font-size-complex="20pt" style:font-weight-complex="bold"/>
    </style:style>
    <style:style style:name="P18" style:family="paragraph" style:parent-style-name="Text_20_body" style:list-style-name="L1"/>
    <style:style style:name="P19" style:family="paragraph" style:parent-style-name="Text_20_body">
      <style:text-properties officeooo:paragraph-rsid="00059519"/>
    </style:style>
    <style:style style:name="P20" style:family="paragraph" style:parent-style-name="Text_20_body">
      <style:paragraph-properties fo:text-align="start" style:justify-single-word="false"/>
      <style:text-properties officeooo:paragraph-rsid="00059519"/>
    </style:style>
    <style:style style:name="P21" style:family="paragraph" style:parent-style-name="Text_20_body" style:list-style-name="L1">
      <style:paragraph-properties fo:text-align="start"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text-properties fo:font-size="13pt" officeooo:paragraph-rsid="00059519" style:font-size-asian="13pt" style:font-size-complex="13pt"/>
    </style:style>
    <style:style style:name="P24" style:family="paragraph" style:parent-style-name="Text_20_body">
      <style:paragraph-properties fo:text-align="start" style:justify-single-word="false"/>
      <style:text-properties fo:font-size="13pt" style:font-size-asian="13pt" style:font-size-complex="13pt"/>
    </style:style>
    <style:style style:name="P25" style:family="paragraph" style:parent-style-name="Text_20_body" style:list-style-name="L57">
      <style:paragraph-properties fo:margin-top="0cm" fo:margin-bottom="0cm" style:contextual-spacing="false" fo:text-align="start" style:justify-single-word="false"/>
      <style:text-properties fo:font-size="13pt" style:font-size-asian="13pt" style:font-size-complex="13pt"/>
    </style:style>
    <style:style style:name="P26" style:family="paragraph" style:parent-style-name="Text_20_body" style:list-style-name="L57">
      <style:paragraph-properties fo:text-align="start" style:justify-single-word="false"/>
      <style:text-properties fo:font-size="13pt" style:font-size-asian="13pt" style:font-size-complex="13pt"/>
    </style:style>
    <style:style style:name="P27" style:family="paragraph" style:parent-style-name="Text_20_body" style:list-style-name="L5">
      <style:paragraph-properties fo:margin-top="0cm" fo:margin-bottom="0cm" style:contextual-spacing="false"/>
      <style:text-properties fo:font-size="13pt" style:font-size-asian="13pt" style:font-size-complex="13pt"/>
    </style:style>
    <style:style style:name="P28" style:family="paragraph" style:parent-style-name="Text_20_body" style:list-style-name="L5">
      <style:text-properties fo:font-size="13pt" style:font-size-asian="13pt" style:font-size-complex="13pt"/>
    </style:style>
    <style:style style:name="P29" style:family="paragraph" style:parent-style-name="Text_20_body" style:list-style-name="L56">
      <style:paragraph-properties fo:margin-top="0cm" fo:margin-bottom="0cm" style:contextual-spacing="false"/>
      <style:text-properties fo:font-size="13pt" style:font-size-asian="13pt" style:font-size-complex="13pt"/>
    </style:style>
    <style:style style:name="P30" style:family="paragraph" style:parent-style-name="Text_20_body" style:list-style-name="L56">
      <style:text-properties fo:font-size="13pt" style:font-size-asian="13pt" style:font-size-complex="13pt"/>
    </style:style>
    <style:style style:name="P31" style:family="paragraph" style:parent-style-name="Text_20_body">
      <style:text-properties fo:font-size="13pt" style:font-size-asian="13pt" style:font-size-complex="13pt"/>
    </style:style>
    <style:style style:name="P32" style:family="paragraph" style:parent-style-name="Text_20_body">
      <style:text-properties fo:font-size="13pt" fo:font-weight="normal" style:font-size-asian="13pt" style:font-weight-asian="normal" style:font-size-complex="13pt" style:font-weight-complex="normal"/>
    </style:style>
    <style:style style:name="P33" style:family="paragraph" style:parent-style-name="Text_20_body" style:list-style-name="L61">
      <style:text-properties fo:font-size="13pt" fo:font-weight="normal" style:font-size-asian="13pt" style:font-weight-asian="normal" style:font-size-complex="13pt" style:font-weight-complex="normal"/>
    </style:style>
    <style:style style:name="P34" style:family="paragraph" style:parent-style-name="Text_20_body" style:list-style-name="L4"/>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Numbering_20_123">
      <style:text-properties officeooo:paragraph-rsid="00059519"/>
    </style:style>
    <style:style style:name="P37" style:family="paragraph" style:parent-style-name="Text_20_body" style:list-style-name="Numbering_20_abc">
      <style:text-properties officeooo:paragraph-rsid="00059519"/>
    </style:style>
    <style:style style:name="P38" style:family="paragraph" style:parent-style-name="Text_20_body" style:list-style-name="L34"/>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8">
      <style:text-properties officeooo:paragraph-rsid="00059519"/>
    </style:style>
    <style:style style:name="P46" style:family="paragraph" style:parent-style-name="Text_20_body">
      <style:text-properties style:font-name="Liberation Serif"/>
    </style:style>
    <style:style style:name="P47" style:family="paragraph" style:parent-style-name="Text_20_body" style:list-style-name="List_20_1">
      <style:text-properties style:font-name="Liberation Serif" officeooo:paragraph-rsid="00059519"/>
    </style:style>
    <style:style style:name="P48" style:family="paragraph" style:parent-style-name="Text_20_body">
      <style:text-properties style:font-name="Liberation Serif" fo:font-size="20pt" fo:font-weight="bold" officeooo:paragraph-rsid="00059519" style:font-size-asian="20pt" style:font-weight-asian="bold" style:font-size-complex="20pt" style:font-weight-complex="bold"/>
    </style:style>
    <style:style style:name="P49" style:family="paragraph" style:parent-style-name="Text_20_body">
      <style:text-properties style:font-name="Liberation Serif" fo:font-size="20pt" fo:font-weight="bold" officeooo:rsid="00059519" style:font-size-asian="20pt" style:font-weight-asian="bold" style:font-size-complex="20pt" style:font-weight-complex="bold"/>
    </style:style>
    <style:style style:name="P50" style:family="paragraph" style:parent-style-name="Text_20_body">
      <style:text-properties style:font-name="Liberation Serif" fo:font-size="13pt" fo:font-weight="normal" officeooo:rsid="00059519" officeooo:paragraph-rsid="00059519" style:font-size-asian="11.3500003814697pt" style:font-weight-asian="normal" style:font-size-complex="13pt" style:font-weight-complex="normal"/>
    </style:style>
    <style:style style:name="P51" style:family="paragraph" style:parent-style-name="Text_20_body">
      <style:text-properties style:font-name="Liberation Serif" fo:font-size="13pt" fo:font-weight="normal" style:font-size-asian="13pt" style:font-weight-asian="normal" style:font-size-complex="13pt" style:font-weight-complex="normal"/>
    </style:style>
    <style:style style:name="P52" style:family="paragraph" style:parent-style-name="Text_20_body">
      <style:text-properties fo:color="#c9211e" loext:opacity="100%"/>
    </style:style>
    <style:style style:name="P53" style:family="paragraph" style:parent-style-name="Text_20_body">
      <style:text-properties fo:color="#000000" loext:opacity="100%"/>
    </style:style>
    <style:style style:name="P54" style:family="paragraph" style:parent-style-name="Title">
      <style:paragraph-properties fo:text-align="center" style:justify-single-word="false"/>
      <style:text-properties style:font-name="Liberation Serif" fo:font-size="30pt" style:font-size-asian="30pt" style:font-size-complex="30pt"/>
    </style:style>
    <style:style style:name="T1" style:family="text">
      <style:text-properties officeooo:rsid="00059519"/>
    </style:style>
    <style:style style:name="T2" style:family="text">
      <style:text-properties fo:font-size="20pt" style:font-size-asian="20pt" style:font-size-complex="20pt"/>
    </style:style>
    <style:style style:name="T3" style:family="text">
      <style:text-properties fo:font-size="20pt" officeooo:rsid="00059519" style:font-size-asian="20pt" style:font-size-complex="20pt"/>
    </style:style>
    <style:style style:name="T4" style:family="text">
      <style:text-properties fo:font-size="20pt" fo:font-weight="bold" officeooo:rsid="00059519" style:font-size-asian="20pt" style:font-size-complex="20pt"/>
    </style:style>
    <style:style style:name="T5" style:family="text">
      <style:text-properties fo:font-size="20pt" fo:font-weight="bold" officeooo:rsid="00059519" style:font-size-asian="20pt" style:font-weight-asian="bold" style:font-size-complex="20pt" style:font-weight-complex="bold"/>
    </style:style>
    <style:style style:name="T6" style:family="text">
      <style:text-properties fo:font-size="20pt" fo:background-color="transparent" loext:char-shading-value="0" style:font-size-asian="20pt" style:font-size-complex="20pt"/>
    </style:style>
    <style:style style:name="T7" style:family="text">
      <style:text-properties fo:font-size="15pt" style:font-size-asian="15pt" style:font-size-complex="15pt"/>
    </style:style>
    <style:style style:name="T8" style:family="text">
      <style:text-properties fo:font-size="15pt" officeooo:rsid="00059519" style:font-size-asian="15pt" style:font-size-complex="15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bold" officeooo:rsid="00059519" style:font-size-asian="15pt" style:font-weight-asian="bold" style:font-size-complex="15pt" style:font-weight-complex="bold"/>
    </style:style>
    <style:style style:name="T11" style:family="text">
      <style:text-properties fo:font-size="15pt" fo:font-weight="normal" style:font-size-asian="15pt" style:font-weight-asian="normal" style:font-size-complex="15pt" style:font-weight-complex="normal"/>
    </style:style>
    <style:style style:name="T12" style:family="text">
      <style:text-properties fo:font-size="13pt" style:font-size-asian="13pt" style:font-size-complex="13pt"/>
    </style:style>
    <style:style style:name="T13" style:family="text">
      <style:text-properties fo:font-size="13pt" officeooo:rsid="00059519" style:font-size-asian="13pt" style:font-size-complex="13pt"/>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fo:font-size="13pt" fo:font-weight="normal" officeooo:rsid="00059519" style:font-size-asian="13pt" style:font-weight-asian="normal" style:font-size-complex="13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bold" officeooo:rsid="00059519" style:font-size-asian="13pt" style:font-weight-asian="bold" style:font-size-complex="13pt" style:font-weight-complex="bold"/>
    </style:style>
    <style:style style:name="T18" style:family="text">
      <style:text-properties fo:font-size="13pt" style:font-size-asian="11.3500003814697pt" style:font-size-complex="13pt"/>
    </style:style>
    <style:style style:name="T19" style:family="text">
      <style:text-properties fo:font-weight="normal" style:font-weight-asian="normal" style:font-weight-complex="normal"/>
    </style:style>
    <style:style style:name="T20" style:family="text">
      <style:text-properties fo:font-weight="bold" officeooo:rsid="00059519" style:font-weight-asian="bold" style:font-weight-complex="bold"/>
    </style:style>
    <style:style style:name="T21" style:family="text">
      <style:text-properties style:font-name="Liberation Serif"/>
    </style:style>
    <style:style style:name="T22" style:family="text">
      <style:text-properties style:font-name="Liberation Serif" fo:font-size="20pt" style:font-size-asian="20pt" style:font-size-complex="20pt"/>
    </style:style>
    <style:style style:name="T23" style:family="text">
      <style:text-properties style:font-name="Liberation Serif" fo:font-size="15pt" fo:font-weight="normal" style:font-size-asian="15pt" style:font-weight-asian="normal" style:font-size-complex="15pt" style:font-weight-complex="normal"/>
    </style:style>
    <style:style style:name="T24" style:family="text">
      <style:text-properties style:font-name="Liberation Serif" fo:font-size="15pt" fo:font-weight="bold" style:font-size-asian="15pt" style:font-weight-asian="bold" style:font-size-complex="15pt" style:font-weight-complex="bold"/>
    </style:style>
    <style:style style:name="T25" style:family="text">
      <style:text-properties style:font-name="Liberation Serif" fo:font-size="13pt" style:font-size-asian="13pt" style:font-size-complex="13pt"/>
    </style:style>
    <style:style style:name="T26" style:family="text">
      <style:text-properties style:font-name="Liberation Serif" fo:font-size="13pt" fo:font-weight="normal" style:font-size-asian="13pt" style:font-weight-asian="normal" style:font-size-complex="13pt" style:font-weight-complex="normal"/>
    </style:style>
    <style:style style:name="T27" style:family="text">
      <style:text-properties style:font-name="Liberation Serif" fo:font-size="13pt" fo:font-weight="normal" officeooo:rsid="00059519" style:font-size-asian="13pt" style:font-weight-asian="normal" style:font-size-complex="13pt" style:font-weight-complex="normal"/>
    </style:style>
    <style:style style:name="T28" style:family="text">
      <style:text-properties style:font-name="Liberation Serif" fo:font-size="13pt" fo:font-weight="bold" style:font-size-asian="13pt" style:font-weight-asian="bold" style:font-size-complex="13pt" style:font-weight-complex="bold"/>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size="12pt" fo:font-weight="normal" officeooo:rsid="00059519" style:font-size-asian="12pt" style:font-weight-asian="normal" style:font-size-complex="12pt" style:font-weight-complex="normal"/>
    </style:style>
    <style:style style:name="T31" style:family="text">
      <style:text-properties style:font-name="Liberation Serif" fo:font-size="12pt" fo:font-weight="bold" officeooo:rsid="00059519" style:font-size-asian="12pt" style:font-weight-asian="bold" style:font-size-complex="12pt" style:font-weight-complex="bold"/>
    </style:style>
    <style:style style:name="T32" style:family="text">
      <style:text-properties style:font-name="Liberation Serif" fo:font-size="12pt" style:font-size-asian="12pt" style:font-size-complex="12pt"/>
    </style:style>
    <style:style style:name="T33" style:family="text">
      <style:text-properties style:font-name="Liberation Serif" fo:font-weight="bold" officeooo:rsid="00059519" style:font-weight-asian="bold" style:font-weight-complex="bold"/>
    </style:style>
    <style:style style:name="T34" style:family="text">
      <style:text-properties fo:color="#c9211e" loext:opacity="100%"/>
    </style:style>
    <style:style style:name="T35" style:family="text">
      <style:text-properties fo:color="#c9211e" loext:opacity="100%" fo:font-weight="normal" style:font-weight-asian="normal" style:font-weight-complex="normal"/>
    </style:style>
    <style:style style:name="T36" style:family="text">
      <style:text-properties fo:color="#c9211e" loext:opacity="100%" fo:font-size="13pt" style:font-size-asian="13pt" style:font-size-complex="13pt"/>
    </style:style>
    <style:style style:name="T37" style:family="text">
      <style:text-properties fo:color="#c9211e" loext:opacity="100%" fo:font-size="13pt" officeooo:rsid="00059519" style:font-size-asian="13pt" style:font-size-complex="13pt"/>
    </style:style>
    <style:style style:name="T38" style:family="text">
      <style:text-properties fo:color="#c9211e" loext:opacity="100%" fo:font-size="13pt" fo:font-weight="normal" style:font-size-asian="13pt" style:font-weight-asian="normal" style:font-size-complex="13pt" style:font-weight-complex="normal"/>
    </style:style>
    <style:style style:name="T39" style:family="text">
      <style:text-properties fo:color="#c9211e" loext:opacity="100%" style:font-name="Liberation Serif" fo:font-size="13pt" fo:font-weight="normal" style:font-size-asian="13pt" style:font-weight-asian="normal" style:font-size-complex="13pt" style:font-weight-complex="normal"/>
    </style:style>
    <style:style style:name="T40" style:family="text">
      <style:text-properties fo:color="#000000" loext:opacity="100%"/>
    </style:style>
    <style:style style:name="T41" style:family="text">
      <style:text-properties fo:color="#000000" loext:opacity="100%" fo:font-weight="normal" style:font-weight-asian="normal" style:font-weight-complex="normal"/>
    </style:style>
    <style:style style:name="T42" style:family="text">
      <style:text-properties fo:color="#000000" loext:opacity="100%" fo:font-size="15pt" style:font-size-asian="15pt" style:font-size-complex="15pt"/>
    </style:style>
    <style:style style:name="T43" style:family="text">
      <style:text-properties fo:color="#000000" loext:opacity="100%" fo:font-size="15pt" officeooo:rsid="00059519" style:font-size-asian="15pt" style:font-size-complex="15pt"/>
    </style:style>
    <style:style style:name="T44" style:family="text">
      <style:text-properties fo:color="#000000" loext:opacity="100%" fo:font-size="15pt" fo:font-weight="bold" style:font-size-asian="15pt" style:font-weight-asian="bold" style:font-size-complex="15pt" style:font-weight-complex="bold"/>
    </style:style>
    <style:style style:name="T45" style:family="text">
      <style:text-properties fo:color="#000000" loext:opacity="100%" fo:font-size="13pt" fo:font-weight="normal" style:font-size-asian="13pt" style:font-weight-asian="normal" style:font-size-complex="13pt" style:font-weight-complex="normal"/>
    </style:style>
    <style:style style:name="T46" style:family="text">
      <style:text-properties fo:color="#000000" loext:opacity="100%" fo:font-size="13pt" fo:font-weight="normal" officeooo:rsid="00059519" style:font-size-asian="13pt" style:font-weight-asian="normal" style:font-size-complex="13pt" style:font-weight-complex="normal"/>
    </style:style>
    <style:style style:name="T47" style:family="text">
      <style:text-properties fo:color="#000000" loext:opacity="100%" style:font-name="Liberation Serif"/>
    </style:style>
    <style:style style:name="T48" style:family="text">
      <style:text-properties fo:color="#000000" loext:opacity="100%" style:font-name="Liberation Serif" fo:font-size="13pt" style:font-size-asian="13pt" style:font-size-complex="13pt"/>
    </style:style>
    <style:style style:name="T49" style:family="text">
      <style:text-properties fo:color="#000000" loext:opacity="100%" style:font-name="Liberation Serif" fo:font-size="13pt" fo:font-weight="normal" style:font-size-asian="13pt" style:font-weight-asian="normal" style:font-size-complex="13pt" style:font-weight-complex="normal"/>
    </style:style>
    <style:style style:name="T50" style:family="text">
      <style:text-properties fo:color="#000000" loext:opacity="100%" style:font-name="Liberation Serif" fo:font-size="13pt" fo:font-weight="normal" officeooo:rsid="00059519" style:font-size-asian="13pt" style:font-weight-asian="normal" style:font-size-complex="13pt" style:font-weight-complex="normal"/>
    </style:style>
    <style:style style:name="T51" style:family="text">
      <style:text-properties fo:color="#000000" loext:opacity="100%" style:font-name="Liberation Serif" fo:font-size="13pt" fo:font-weight="bold" style:font-size-asian="13pt" style:font-weight-asian="bold" style:font-size-complex="13pt" style:font-weight-complex="bold"/>
    </style:style>
    <style:style style:name="T52" style:family="text">
      <style:text-properties fo:color="#000000" loext:opacity="100%" style:font-name="Liberation Serif" fo:font-size="15pt" style:font-size-asian="15pt" style:font-size-complex="15pt"/>
    </style:style>
    <style:style style:name="T53" style:family="text">
      <style:text-properties fo:color="#000000" loext:opacity="100%" style:font-name="Liberation Serif" fo:font-size="15pt" officeooo:rsid="00059519" style:font-size-asian="15pt" style:font-size-complex="15pt"/>
    </style:style>
    <style:style style:name="T54" style:family="text">
      <style:text-properties fo:color="#000000" loext:opacity="100%" style:font-name="Liberation Serif" fo:font-size="15pt" fo:font-weight="normal" style:font-size-asian="15pt" style:font-weight-asian="normal" style:font-size-complex="15pt" style:font-weight-complex="normal"/>
    </style:style>
    <style:style style:name="T55" style:family="text">
      <style:text-properties fo:color="#000000" loext:opacity="100%" style:font-name="Liberation Serif" fo:font-size="15pt" fo:font-weight="normal" officeooo:rsid="00059519" style:font-size-asian="15pt" style:font-weight-asian="normal" style:font-size-complex="15pt" style:font-weight-complex="normal"/>
    </style:style>
    <style:style style:name="T56" style:family="text">
      <style:text-properties fo:color="#000000" loext:opacity="100%" style:font-name="Liberation Serif" fo:font-size="15pt" fo:font-weight="bold" style:font-size-asian="15pt" style:font-weight-asian="bold" style:font-size-complex="15pt" style:font-weight-complex="bold"/>
    </style:style>
    <style:style style:name="T57" style:family="text">
      <style:text-properties fo:color="#000000" loext:opacity="100%" style:font-name="Liberation Serif" fo:font-size="15pt" fo:font-weight="bold" officeooo:rsid="00059519" style:font-size-asian="15pt" style:font-weight-asian="bold" style:font-size-complex="15pt" style:font-weight-complex="bold"/>
    </style:style>
    <style:style style:name="T58" style:family="text">
      <style:text-properties fo:color="#000000" loext:opacity="100%" style:font-name="Liberation Serif" fo:font-weight="normal" style:font-weight-asian="normal" style:font-weight-complex="normal"/>
    </style:style>
    <style:style style:name="T59" style:family="text">
      <style:text-properties fo:color="#000000" loext:opacity="100%" style:font-name="Liberation Serif" fo:font-weight="normal" officeooo:rsid="00059519" style:font-weight-asian="normal" style:font-weight-complex="normal"/>
    </style:style>
    <style:style style:name="T60" style:family="text">
      <style:text-properties fo:color="#000000" loext:opacity="100%" style:font-name="Liberation Serif"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GIT &amp;GIT HUB </text:p>
      <text:h text:style-name="P4" text:outline-level="2"><text:span text:style-name="T3">Introduction to Git</text:span></text:h>
      <text:p text:style-name="P19"><text:span text:style-name="T5"><text:s text:c="5"/></text:span><text:span text:style-name="T17"><text:s/></text:span><text:span text:style-name="T15">Git focuses on data integrity, speed, and non-linear, distributed workflow support. Originally, git was started in 2005 by Linus Torvalds for the Linux kernel development, with other developers of the kernel contributing to its starting development. Junio Hamano has been the main maintainer since 2005.</text:span></text:p>
      <text:p text:style-name="P31"><text:s text:c="10"/>Unlike almost every client-server system, and with almost every distributed version control system, all Git directories on all computers are a completely developed repository with full version-tracking and history abilities, free from a central server or network access. Git is an open-source and free software distributed upon the GPL-2.0-only license.</text:p>
      <text:h text:style-name="P3" text:outline-level="2">Brief History of Git</text:h>
      <text:p text:style-name="P22"><text:span text:style-name="T2"><text:s/></text:span><text:span text:style-name="T12"><text:s text:c="3"/>In April 2005, Git development started after several kernel developers gave up using BitKeeper, an SCM (source control management) system they had been utilizing to manage the project.</text:span></text:p>
      <text:p text:style-name="P24"><text:s text:c="5"/>Linus Torvalds wished for a distributed system that could be used like BitKeeper, but the available open-source systems don't meet his requirements. Torvalds specified an instance of a source-control management system requiring thirty seconds to use a patch and update every related metadata and esteemed that it wouldn't scale to the requirements of the development of the Linux kernel, in which synchronizing with associate maintainers could need 250 such operations at once. He cited that patching shouldn't take 3+ seconds with his design principle and included three more purposes:</text:p>
      <text:list text:style-name="L57">
        <text:list-item>
          <text:p text:style-name="P25">Add robust safeguards opposed to corruption, either malicious or accidental. </text:p>
        </text:list-item>
        <text:list-item>
          <text:p text:style-name="P25">Support a BitKeeper-like, distributed workflow. </text:p>
        </text:list-item>
        <text:list-item>
          <text:p text:style-name="P26">Take CVS (Concurrent Versions System) as an instance of what not to do; make the same opposite decision if not sure. </text:p>
        </text:list-item>
      </text:list>
      <text:h text:style-name="P3" text:outline-level="2">Design of Git</text:h>
      <text:p text:style-name="P16"><text:span text:style-name="T1"><text:s/></text:span><text:span text:style-name="T13"><text:s text:c="5"/>T</text:span><text:span text:style-name="T12">he design of Git was inspired by Monotone and BitKeeper. Originally Git was developed as a low-level engine for the version control system, where others can specify front ends like StGIT or Cogito.</text:span></text:p>
      <text:p text:style-name="P16"/>
      <text:list xml:id="list1974834396" text:style-name="List_20_1">
        <text:list-header>
          <text:p text:style-name="P13"><text:span text:style-name="T5"/></text:p>
        </text:list-header>
        <text:list-item>
          <text:p text:style-name="P13"><text:soft-page-break/><text:span text:style-name="T5">WHAT IS GIT?</text:span></text:p>
        </text:list-item>
      </text:list>
      <text:p text:style-name="P20"><text:span text:style-name="T2"><text:s text:c="7"/></text:span>Git is a distributed version control system used to track changes in source code during <text:s text:c="5"/>software development. Here are some key features and concepts of Git:</text:p>
      <text:list text:style-name="L1">
        <text:list-item>
          <text:p text:style-name="P18"><text:span text:style-name="Strong_20_Emphasis">Version Control</text:span>: Git allows developers to manage changes to source code over time. It keeps a history of every modification made to the codebase, enabling users to revert to previous versions if needed.</text:p>
        </text:list-item>
        <text:list-item>
          <text:p text:style-name="P18"><text:span text:style-name="Strong_20_Emphasis">Distributed System</text:span>: Unlike centralized version control systems, Git allows every developer to have a full copy of the repository, including the entire history. This means that you can work offline and still have access to the complete project history.</text:p>
        </text:list-item>
        <text:list-item>
          <text:p text:style-name="P18"><text:span text:style-name="Strong_20_Emphasis">Branching and Merging</text:span>: Git provides powerful branching capabilities, allowing developers to create multiple branches for developing new features, fixing bugs, or experimenting with new ideas. These branches can later be merged back into the main codebase.</text:p>
        </text:list-item>
        <text:list-item>
          <text:p text:style-name="P21"><text:span text:style-name="Strong_20_Emphasis">Repositories</text:span>: A Git repository (or repo) is a directory that contains your project files and a special <text:span text:style-name="Source_20_Text">.git</text:span> subdirectory. This <text:span text:style-name="Source_20_Text">.git</text:span> directory holds all the metadata and version history for the project.</text:p>
        </text:list-item>
        <text:list-item>
          <text:p text:style-name="P18"><text:span text:style-name="Strong_20_Emphasis">Commits</text:span>: A commit is a snapshot of your project at a given point in time. Each commit includes a message that describes the changes made, making it easier to understand the project's history.</text:p>
        </text:list-item>
        <text:list-item>
          <text:p text:style-name="P18"><text:span text:style-name="Strong_20_Emphasis">Staging Area</text:span>: Before committing changes to the repository, you can add them to a staging area. This allows you to review and group changes before making a commit.</text:p>
        </text:list-item>
        <text:list-item>
          <text:p text:style-name="P18"><text:span text:style-name="Strong_20_Emphasis">Remote Repositories</text:span>: Git supports working with remote repositories, typically hosted on services like GitHub, GitLab, or Bitbucket. You can push your local changes to a remote repository and pull changes from others.</text:p>
        </text:list-item>
        <text:list-item>
          <text:p text:style-name="P18"><text:span text:style-name="Strong_20_Emphasis">Collaboration</text:span>: Git facilitates collaboration among developers by allowing multiple people to work on the same project simultaneously. It helps manage conflicts that may arise when different developers make changes to the same parts of the codebase.</text:p>
        </text:list-item>
        <text:list-item>
          <text:p text:style-name="P18"><text:span text:style-name="Strong_20_Emphasis">Tracking Changes</text:span>: Git makes it easy to track changes, view the history of modifications, and understand who made what changes and why.</text:p>
        </text:list-item>
      </text:list>
      <text:h text:style-name="P5" text:outline-level="3"><text:span text:style-name="T3">What does Git do?</text:span></text:h>
      <text:list text:style-name="Numbering_20_123">
        <text:list-header>
          <text:p text:style-name="P36"><text:span text:style-name="T13">Manage projects with </text:span><text:span text:style-name="Strong_20_Emphasis"><text:span text:style-name="T13">Repositories</text:span></text:span><text:span text:style-name="T13"> </text:span></text:p>
        </text:list-header>
      </text:list>
      <text:list text:style-name="L4">
        <text:list-item>
          <text:p text:style-name="P35"><text:span text:style-name="Strong_20_Emphasis"><text:span text:style-name="T12">Clone</text:span></text:span><text:span text:style-name="T12"> a project to work on a local copy </text:span></text:p>
        </text:list-item>
        <text:list-item>
          <text:p text:style-name="P35"><text:span text:style-name="T12">Control and track changes with </text:span><text:span text:style-name="Strong_20_Emphasis"><text:span text:style-name="T12">Staging</text:span></text:span><text:span text:style-name="T12"> and </text:span><text:span text:style-name="Strong_20_Emphasis"><text:span text:style-name="T12">Committing</text:span></text:span><text:span text:style-name="T12"> </text:span></text:p>
        </text:list-item>
        <text:list-item>
          <text:p text:style-name="P35"><text:span text:style-name="Strong_20_Emphasis"><text:span text:style-name="T12">Branch</text:span></text:span><text:span text:style-name="T12"> and </text:span><text:span text:style-name="Strong_20_Emphasis"><text:span text:style-name="T12">Merge</text:span></text:span><text:span text:style-name="T12"> to allow for work on different parts and versions of a project </text:span></text:p>
        </text:list-item>
        <text:list-item>
          <text:p text:style-name="P35"><text:span text:style-name="Strong_20_Emphasis"><text:span text:style-name="T12">Pull</text:span></text:span><text:span text:style-name="T12"> the latest version of the project to a local copy </text:span></text:p>
        </text:list-item>
        <text:list-item>
          <text:p text:style-name="P34"><text:span text:style-name="Strong_20_Emphasis"><text:span text:style-name="T12">Push</text:span></text:span><text:span text:style-name="T12"> local updates to the main project </text:span></text:p>
        </text:list-item>
      </text:list>
      <text:p text:style-name="P19"><text:soft-page-break/><text:span text:style-name="T4">Git Don'ts</text:span></text:p>
      <text:list xml:id="list110921770837716" text:continue-list="list1974834396" text:style-name="List_20_1">
        <text:list-item>
          <text:list>
            <text:list-item>
              <text:list>
                <text:list-item>
                  <text:h text:style-name="P6" text:outline-level="3"><text:span text:style-name="T19"><text:s/>Don’t commit directly to the master or development branches.</text:span></text:h>
                </text:list-item>
              </text:list>
            </text:list-item>
          </text:list>
        </text:list-item>
      </text:list>
      <text:list text:style-name="L5">
        <text:list-item>
          <text:p text:style-name="P27">Don’t hold up work by not committing local branch changes to remote branches.</text:p>
        </text:list-item>
        <text:list-item>
          <text:p text:style-name="P27">Never commit application secrets in public repositories.</text:p>
        </text:list-item>
        <text:list-item>
          <text:p text:style-name="P28">Don’t commit large files in the repository. This will increase the size of the repository. Use Git LFS for large files.</text:p>
        </text:list-item>
      </text:list>
      <text:p text:style-name="P17">Basic Git Commands</text:p>
      <text:list xml:id="list110921335322560" text:continue-list="list110921770837716" text:style-name="List_20_1">
        <text:list-header>
          <text:p text:style-name="P13"><text:span text:style-name="Source_20_Text"><text:span text:style-name="T7"><text:s/></text:span></text:span><text:span text:style-name="Source_20_Text"><text:span text:style-name="T24">Configuration Commands</text:span></text:span></text:p>
        </text:list-header>
        <text:list-item>
          <text:p text:style-name="P13"><text:span text:style-name="Strong_20_Emphasis"><text:span text:style-name="Source_20_Text"><text:span text:style-name="T29">git config</text:span></text:span></text:span><text:span text:style-name="T21">: Configure user information and settings. </text:span></text:p>
        </text:list-item>
        <text:list-item>
          <text:p text:style-name="P13"><text:span text:style-name="Source_20_Text"><text:span text:style-name="T21">git config --global user.name "Your Name"</text:span></text:span></text:p>
        </text:list-item>
        <text:list-item>
          <text:p text:style-name="P13"><text:span text:style-name="Source_20_Text"><text:span text:style-name="T21">git config --global user.email "</text:span></text:span><text:a xlink:type="simple" xlink:href="mailto:your_email@example.com" text:style-name="Internet_20_link" text:visited-style-name="Visited_20_Internet_20_Link"><text:span text:style-name="Source_20_Text"><text:span text:style-name="T21">your_email@example.com</text:span></text:span></text:a><text:span text:style-name="Source_20_Text"><text:span text:style-name="T21">"</text:span></text:span></text:p>
        </text:list-item>
      </text:list>
      <text:p text:style-name="P19"><text:span text:style-name="Source_20_Text"><text:span text:style-name="T21"><text:s text:c="5"/></text:span></text:span><text:span text:style-name="Source_20_Text"><text:span text:style-name="T24">Repository Setup Commands</text:span></text:span></text:p>
      <text:list xml:id="list110921417255593" text:continue-numbering="true" text:style-name="List_20_1">
        <text:list-item>
          <text:p text:style-name="P13"><text:span text:style-name="Strong_20_Emphasis"><text:span text:style-name="Source_20_Text"><text:span text:style-name="T29">git init</text:span></text:span></text:span><text:span text:style-name="T29">: Initialize a new Git repository.</text:span></text:p>
        </text:list-item>
        <text:list-item>
          <text:p text:style-name="P13"><text:span text:style-name="Source_20_Text"><text:span text:style-name="T29"><text:s text:c="3"/>git init</text:span></text:span></text:p>
        </text:list-item>
        <text:list-item>
          <text:p text:style-name="P13"><text:span text:style-name="Strong_20_Emphasis"><text:span text:style-name="Source_20_Text"><text:span text:style-name="T29">git clone</text:span></text:span></text:span><text:span text:style-name="T29">: Clone an existing repository from a remote server.</text:span></text:p>
        </text:list-item>
        <text:list-item>
          <text:p text:style-name="P13"><text:span text:style-name="Source_20_Text"><text:span text:style-name="T29"><text:s text:c="3"/>git clone &lt;repository-url&gt;</text:span></text:span></text:p>
        </text:list-item>
      </text:list>
      <text:p text:style-name="P19"><text:span text:style-name="Source_20_Text"><text:span text:style-name="T29"><text:s text:c="5"/></text:span></text:span><text:span text:style-name="Source_20_Text"><text:span text:style-name="T24">Basic Workflow Commands </text:span></text:span></text:p>
      <text:list xml:id="list110920612070159" text:continue-numbering="true" text:style-name="List_20_1">
        <text:list-item>
          <text:p text:style-name="P13"><text:span text:style-name="Strong_20_Emphasis"><text:span text:style-name="Source_20_Text"><text:span text:style-name="T26">git status</text:span></text:span></text:span><text:span text:style-name="Source_20_Text"><text:span text:style-name="T26">: Check the status of the working directory and staging area.</text:span></text:span></text:p>
        </text:list-item>
        <text:list-item>
          <text:p text:style-name="P13"><text:span text:style-name="Source_20_Text"><text:span text:style-name="T26"><text:s text:c="5"/>git status</text:span></text:span></text:p>
        </text:list-item>
        <text:list-item>
          <text:p text:style-name="P13"><text:span text:style-name="Strong_20_Emphasis"><text:span text:style-name="Source_20_Text"><text:span text:style-name="T26">git add</text:span></text:span></text:span><text:span text:style-name="T26">: Add file contents to the staging area.</text:span></text:p>
        </text:list-item>
        <text:list-item>
          <text:p text:style-name="P13"><text:span text:style-name="Source_20_Text"><text:span text:style-name="T26"><text:s text:c="5"/>git add &lt;file</text:span></text:span></text:p>
        </text:list-item>
        <text:list-item>
          <text:p text:style-name="P13"><text:span text:style-name="Source_20_Text"><text:span text:style-name="T26"><text:s text:c="5"/>git add .</text:span></text:span><text:span text:style-name="T26"> (Add all changes in the current directory)</text:span></text:p>
        </text:list-item>
        <text:list-item>
          <text:p text:style-name="P13"><text:span text:style-name="Strong_20_Emphasis"><text:span text:style-name="Source_20_Text"><text:span text:style-name="T26">git commit</text:span></text:span></text:span><text:span text:style-name="T26">: Record changes to the repository with a message. </text:span></text:p>
        </text:list-item>
        <text:list-item>
          <text:p text:style-name="P13"><text:span text:style-name="Source_20_Text"><text:span text:style-name="T26"><text:s text:c="5"/>git commit -m "Commit message"</text:span></text:span></text:p>
        </text:list-item>
        <text:list-item>
          <text:p text:style-name="P13"><text:span text:style-name="Strong_20_Emphasis"><text:span text:style-name="Source_20_Text"><text:span text:style-name="T26">git push</text:span></text:span></text:span><text:span text:style-name="T26">: Push local changes to a remote repository.</text:span></text:p>
        </text:list-item>
        <text:list-item>
          <text:p text:style-name="P13"><text:span text:style-name="Source_20_Text"><text:span text:style-name="T26"><text:s text:c="6"/>git push origin &lt;branch-name&gt;</text:span></text:span></text:p>
        </text:list-item>
        <text:list-item>
          <text:p text:style-name="P13"><text:span text:style-name="Strong_20_Emphasis"><text:span text:style-name="Source_20_Text"><text:span text:style-name="T26">git pull</text:span></text:span></text:span><text:span text:style-name="T26">: Fetch and integrate changes from a remote repository.</text:span></text:p>
        </text:list-item>
        <text:list-item>
          <text:p text:style-name="P13"><text:span text:style-name="Source_20_Text"><text:span text:style-name="T26"><text:s text:c="5"/>git pull</text:span></text:span></text:p>
          <text:p text:style-name="P13"><text:span text:style-name="Source_20_Text"><text:span text:style-name="T24"><text:s text:c="3"/>Branching and Merging</text:span></text:span></text:p>
        </text:list-item>
        <text:list-item>
          <text:p text:style-name="P13"><text:span text:style-name="Source_20_Text"><text:span text:style-name="Strong_20_Emphasis"><text:span text:style-name="T26">git branch</text:span></text:span></text:span><text:span text:style-name="Source_20_Text"><text:span text:style-name="T26">: List, create, or delete branches.</text:span></text:span></text:p>
        </text:list-item>
      </text:list>
      <text:list xml:id="list383226328" text:style-name="Numbering_20_abc">
        <text:list-item>
          <text:p text:style-name="P37"><text:soft-page-break/><text:span text:style-name="Source_20_Text"><text:span text:style-name="T26"><text:s text:c="2"/>git branch</text:span></text:span><text:span text:style-name="T26"> (List all branches)</text:span></text:p>
        </text:list-item>
        <text:list-item>
          <text:p text:style-name="P37"><text:span text:style-name="Source_20_Text"><text:span text:style-name="T26"><text:s text:c="2"/>git branch &lt;branch-name&gt;</text:span></text:span><text:span text:style-name="T26"> (Create a new branch)</text:span></text:p>
        </text:list-item>
        <text:list-item>
          <text:p text:style-name="P37"><text:span text:style-name="Source_20_Text"><text:span text:style-name="T26">git branch -d &lt;branch-name&gt;</text:span></text:span><text:span text:style-name="T26"> (Delete a branch)</text:span></text:p>
        </text:list-item>
      </text:list>
      <text:list xml:id="list110920767598725" text:continue-list="list110920612070159" text:style-name="List_20_1">
        <text:list-item>
          <text:p text:style-name="P13"><text:span text:style-name="Strong_20_Emphasis"><text:span text:style-name="Source_20_Text"><text:span text:style-name="T26">git checkout</text:span></text:span></text:span><text:span text:style-name="T26">: Switch to a different branch or restore working tree files.</text:span></text:p>
        </text:list-item>
      </text:list>
      <text:list xml:id="list110921667408737" text:continue-list="list383226328" text:style-name="Numbering_20_abc">
        <text:list-item>
          <text:p text:style-name="P37"><text:span text:style-name="Source_20_Text"><text:span text:style-name="T26"><text:s text:c="2"/>git checkout &lt;branch-name&gt;</text:span></text:span><text:span text:style-name="T26"> (Switch to an existing branch)</text:span></text:p>
        </text:list-item>
        <text:list-item>
          <text:p text:style-name="P37"><text:span text:style-name="Source_20_Text"><text:span text:style-name="T26"><text:s text:c="2"/>git checkout -b &lt;new-branch-name&gt;</text:span></text:span><text:span text:style-name="T26"> (Create and switch to a new branch)</text:span></text:p>
        </text:list-item>
      </text:list>
      <text:list xml:id="list110921698782552" text:continue-list="list110920767598725" text:style-name="List_20_1">
        <text:list-item>
          <text:p text:style-name="P13"><text:span text:style-name="Strong_20_Emphasis"><text:span text:style-name="Source_20_Text"><text:span text:style-name="T26">git merge</text:span></text:span></text:span><text:span text:style-name="T26">: Merge changes from one branch into the current branch.</text:span></text:p>
        </text:list-item>
      </text:list>
      <text:list xml:id="list110921409999317" text:continue-list="list110921667408737" text:style-name="Numbering_20_abc">
        <text:list-item>
          <text:p text:style-name="P37"><text:span text:style-name="Source_20_Text"><text:span text:style-name="T26"><text:s text:c="2"/>git merge &lt;branch-name&gt;</text:span></text:span></text:p>
        </text:list-item>
      </text:list>
      <text:p text:style-name="P19"><text:span text:style-name="Source_20_Text"><text:span text:style-name="T16"><text:s text:c="5"/></text:span></text:span><text:span text:style-name="Source_20_Text"><text:span text:style-name="T28"><text:s text:c="2"/></text:span></text:span><text:span text:style-name="Source_20_Text"><text:span text:style-name="T24">Viewing History</text:span></text:span></text:p>
      <text:list xml:id="list110920974207029" text:continue-list="list110921698782552" text:style-name="List_20_1">
        <text:list-item>
          <text:p text:style-name="P13"><text:span text:style-name="Source_20_Text"><text:span text:style-name="Strong_20_Emphasis"><text:span text:style-name="T26">git log</text:span></text:span></text:span><text:span text:style-name="Source_20_Text"><text:span text:style-name="T26">: Show the commit history.</text:span></text:span></text:p>
        </text:list-item>
      </text:list>
      <text:list text:style-name="L34">
        <text:list-item>
          <text:p text:style-name="P39"><text:span text:style-name="Source_20_Text"><text:span text:style-name="T21"><text:s text:c="2"/>git log</text:span></text:span></text:p>
        </text:list-item>
        <text:list-item>
          <text:p text:style-name="P38"><text:span text:style-name="Source_20_Text"><text:span text:style-name="T21"><text:s text:c="2"/>git log --oneline</text:span></text:span><text:span text:style-name="T21"> (Compact view of commit history)</text:span></text:p>
        </text:list-item>
      </text:list>
      <text:p text:style-name="P46"><text:s text:c="10"/><text:span text:style-name="T7"><text:s text:c="6"/></text:span><text:span text:style-name="T9"><text:s/>U</text:span><text:span text:style-name="T10">NDOING</text:span><text:span text:style-name="T9"> C</text:span><text:span text:style-name="T10">HANGES</text:span></text:p>
      <text:list text:style-name="L35">
        <text:list-item>
          <text:p text:style-name="P40"><text:span text:style-name="Strong_20_Emphasis"><text:span text:style-name="Source_20_Text"><text:span text:style-name="T27">g</text:span></text:span></text:span><text:span text:style-name="Strong_20_Emphasis"><text:span text:style-name="Source_20_Text"><text:span text:style-name="T30">it reset</text:span></text:span></text:span><text:span text:style-name="T30">: Reset the current HEAD to a specified state</text:span><text:span text:style-name="T31">.</text:span></text:p>
        </text:list-item>
      </text:list>
      <text:list text:style-name="L36">
        <text:list-item>
          <text:p text:style-name="P42"><text:span text:style-name="Source_20_Text"><text:span text:style-name="T32"><text:s text:c="4"/>git reset --soft &lt;commit&gt;</text:span></text:span><text:span text:style-name="T32"> (Move HEAD, keep changes in <text:s text:c="5"/>staging area)</text:span></text:p>
        </text:list-item>
        <text:list-item>
          <text:p text:style-name="P41"><text:span text:style-name="Source_20_Text"><text:span text:style-name="T32"><text:s text:c="3"/>git reset --hard &lt;commit&gt;</text:span></text:span><text:span text:style-name="T32"> (Move HEAD, discard changes)</text:span></text:p>
        </text:list-item>
      </text:list>
      <text:list text:style-name="L37">
        <text:list-item>
          <text:p text:style-name="P43"><text:span text:style-name="Strong_20_Emphasis"><text:span text:style-name="Source_20_Text"><text:span text:style-name="T29">git revert</text:span></text:span></text:span><text:span text:style-name="T21">: Create a new commit that undoes changes from a <text:s text:c="2"/>previous commit.</text:span></text:p>
        </text:list-item>
      </text:list>
      <text:list xml:id="list907381780" text:style-name="L38">
        <text:list-item>
          <text:p text:style-name="P44"><text:span text:style-name="Source_20_Text"><text:span text:style-name="T21"><text:s text:c="3"/>git revert &lt;commit&gt;</text:span></text:span></text:p>
          <text:p text:style-name="P45"><text:span text:style-name="Source_20_Text"><text:span text:style-name="T23"/></text:span></text:p>
          <text:p text:style-name="P45"><text:span text:style-name="Source_20_Text"><text:span text:style-name="T23"><text:s/></text:span></text:span><text:span text:style-name="Source_20_Text"><text:span text:style-name="T24">Stashing Changes</text:span></text:span></text:p>
        </text:list-item>
      </text:list>
      <text:list xml:id="list110920519695542" text:continue-list="list110920974207029" text:style-name="List_20_1">
        <text:list-item>
          <text:p text:style-name="P11"><text:span text:style-name="Strong_20_Emphasis"><text:span text:style-name="Source_20_Text"><text:span text:style-name="T26">git stash</text:span></text:span></text:span><text:span text:style-name="Source_20_Text"><text:span text:style-name="T26">: Stash changes in a dirty working directory.</text:span></text:span></text:p>
        </text:list-item>
        <text:list-item>
          <text:p text:style-name="P11"><text:span text:style-name="Source_20_Text"><text:span text:style-name="T21"><text:s/></text:span></text:span><text:span text:style-name="Source_20_Text"><text:span text:style-name="T26"><text:s text:c="2"/></text:span></text:span><text:span text:style-name="Source_20_Text"><text:span text:style-name="T21">git stash</text:span></text:span><text:span text:style-name="T21"> (Stash the current changes)</text:span></text:p>
        </text:list-item>
        <text:list-item>
          <text:p text:style-name="P11"><text:span text:style-name="Source_20_Text"><text:span text:style-name="T21"><text:s text:c="3"/>git stash apply</text:span></text:span><text:span text:style-name="T21"> (Reapply the stashed changes) </text:span></text:p>
        </text:list-item>
        <text:list-item>
          <text:p text:style-name="P11"><text:span text:style-name="Source_20_Text"><text:span text:style-name="T21"><text:s text:c="3"/>git stash pop</text:span></text:span><text:span text:style-name="T21"> (Reapply and remove the stashed changes)</text:span></text:p>
        </text:list-item>
      </text:list>
      <text:p text:style-name="P12"/>
      <text:p text:style-name="P12"><text:span text:style-name="T9"><text:s text:c="9"/>Remote Repository Commands</text:span></text:p>
      <text:list xml:id="list110920898750235" text:continue-numbering="true" text:style-name="List_20_1">
        <text:list-header>
          <text:p text:style-name="P11"><text:span text:style-name="Source_20_Text"><text:span text:style-name="T24"/></text:span></text:p>
        </text:list-header>
        <text:list-item>
          <text:p text:style-name="P11"><text:span text:style-name="Strong_20_Emphasis"><text:span text:style-name="Source_20_Text"><text:span text:style-name="T21">git remote</text:span></text:span></text:span><text:span text:style-name="T21">: Manage set of tracked repositories.</text:span></text:p>
        </text:list-item>
        <text:list-item>
          <text:p text:style-name="P11"><text:span text:style-name="Source_20_Text"><text:span text:style-name="T21"><text:s text:c="3"/>git remote -v</text:span></text:span><text:span text:style-name="T21"> (List remote connections)</text:span></text:p>
        </text:list-item>
        <text:list-item>
          <text:p text:style-name="P11"><text:span text:style-name="Source_20_Text"><text:span text:style-name="T21"><text:s text:c="3"/>git remote add &lt;name&gt; &lt;url&gt;</text:span></text:span><text:span text:style-name="T21"> (Add a new remote repository)</text:span></text:p>
        </text:list-item>
        <text:list-item>
          <text:p text:style-name="P11"><text:span text:style-name="Strong_20_Emphasis"><text:span text:style-name="Source_20_Text"><text:span text:style-name="T21">git fetch</text:span></text:span></text:span><text:span text:style-name="T21">: Download objects and refs from another repository.</text:span></text:p>
        </text:list-item>
        <text:list-item>
          <text:p text:style-name="P11"><text:span text:style-name="Source_20_Text"><text:span text:style-name="T21"><text:s text:c="3"/>git fetch &lt;remote&gt;</text:span></text:span></text:p>
        </text:list-item>
      </text:list>
      <text:p text:style-name="P10"><text:span text:style-name="Source_20_Text"><text:span text:style-name="T21"/></text:span></text:p>
      <text:p text:style-name="P10"><text:span text:style-name="Source_20_Text"><text:span text:style-name="T21"/></text:span></text:p>
      <text:h text:style-name="P5" text:outline-level="3"><text:span text:style-name="Source_20_Text"><text:span text:style-name="T22">What does Git do?</text:span></text:span></text:h>
      <text:list xml:id="list110920922093480" text:continue-numbering="true" text:style-name="List_20_1">
        <text:list-item>
          <text:p text:style-name="P13"><text:span text:style-name="Source_20_Text"><text:span text:style-name="T25">Manage projects with </text:span></text:span><text:span text:style-name="Source_20_Text"><text:span text:style-name="Strong_20_Emphasis"><text:span text:style-name="T25">Repositories</text:span></text:span></text:span><text:span text:style-name="Source_20_Text"><text:span text:style-name="T25"> </text:span></text:span></text:p>
        </text:list-item>
        <text:list-item>
          <text:p text:style-name="P13"><text:soft-page-break/><text:span text:style-name="Strong_20_Emphasis"><text:span text:style-name="T21">Clone</text:span></text:span><text:span text:style-name="T21"> a project to work on a local copy </text:span></text:p>
        </text:list-item>
        <text:list-item>
          <text:p text:style-name="P13"><text:span text:style-name="T21">Control and track changes with </text:span><text:span text:style-name="Strong_20_Emphasis"><text:span text:style-name="T21">Staging</text:span></text:span><text:span text:style-name="T21"> and </text:span><text:span text:style-name="Strong_20_Emphasis"><text:span text:style-name="T21">Committing</text:span></text:span><text:span text:style-name="T21"> </text:span></text:p>
        </text:list-item>
        <text:list-item>
          <text:p text:style-name="P13"><text:span text:style-name="Strong_20_Emphasis"><text:span text:style-name="T21">Branch</text:span></text:span><text:span text:style-name="T21"> and </text:span><text:span text:style-name="Strong_20_Emphasis"><text:span text:style-name="T21">Merge</text:span></text:span><text:span text:style-name="T21"> to allow for work on different parts and versions of a project </text:span></text:p>
        </text:list-item>
        <text:list-item>
          <text:p text:style-name="P13"><text:span text:style-name="Strong_20_Emphasis"><text:span text:style-name="T21">Pull</text:span></text:span><text:span text:style-name="T21"> the latest version of the project to a local copy </text:span></text:p>
        </text:list-item>
        <text:list-item>
          <text:p text:style-name="P13"><text:span text:style-name="Strong_20_Emphasis"><text:span text:style-name="T21">Push</text:span></text:span><text:span text:style-name="T21"> local updates to the main project <text:line-break/></text:span></text:p>
        </text:list-item>
      </text:list>
      <text:h text:style-name="P7" text:outline-level="3">Working with Git.</text:h>
      <text:list xml:id="list110920680445228" text:continue-numbering="true" text:style-name="List_20_1">
        <text:list-item>
          <text:p text:style-name="P13"><text:span text:style-name="T26">Initialize Git on a folder, making it a </text:span><text:span text:style-name="Strong_20_Emphasis"><text:span text:style-name="T26">Repository</text:span></text:span><text:span text:style-name="T26"> </text:span></text:p>
        </text:list-item>
        <text:list-item>
          <text:p text:style-name="P47">Git now creates a hidden folder to keep track of changes in that folder </text:p>
        </text:list-item>
        <text:list-item>
          <text:p text:style-name="P13"><text:span text:style-name="T21">When a file is changed, added or deleted, it is considered </text:span><text:span text:style-name="Strong_20_Emphasis"><text:span text:style-name="T21">modified</text:span></text:span><text:span text:style-name="T21"> </text:span></text:p>
        </text:list-item>
        <text:list-item>
          <text:p text:style-name="P13"><text:span text:style-name="T21">You select the modified files you want to </text:span><text:span text:style-name="Strong_20_Emphasis"><text:span text:style-name="T21">Stage</text:span></text:span><text:span text:style-name="T21"> </text:span></text:p>
        </text:list-item>
        <text:list-item>
          <text:p text:style-name="P13"><text:span text:style-name="T21">The </text:span><text:span text:style-name="Strong_20_Emphasis"><text:span text:style-name="T21">Staged</text:span></text:span><text:span text:style-name="T21"> files are </text:span><text:span text:style-name="Strong_20_Emphasis"><text:span text:style-name="T21">Committed</text:span></text:span><text:span text:style-name="T21">, which prompts Git to store a </text:span><text:span text:style-name="Strong_20_Emphasis"><text:span text:style-name="T21">permanent</text:span></text:span><text:span text:style-name="T21"> snapshot of the files</text:span></text:p>
        </text:list-item>
        <text:list-item>
          <text:p text:style-name="P47">Git allows you to see the full history of every commit. </text:p>
        </text:list-item>
        <text:list-item>
          <text:p text:style-name="P47">You can revert back to any previous commit. </text:p>
        </text:list-item>
        <text:list-item>
          <text:p text:style-name="P47">Git does not store a separate copy of every file in every commit, but keeps track of changes made in each commit! </text:p>
        </text:list-item>
      </text:list>
      <text:p text:style-name="P48"/>
      <text:p text:style-name="P19"/>
      <text:h text:style-name="P1" text:outline-level="2"><text:span text:style-name="Source_20_Text"><text:span text:style-name="T22">Benefits of Git</text:span></text:span></text:h>
      <text:p text:style-name="P19"><text:span text:style-name="Source_20_Text"><text:span text:style-name="T25">A version control application allows us to </text:span></text:span><text:span text:style-name="Source_20_Text"><text:span text:style-name="Strong_20_Emphasis"><text:span text:style-name="T25">keep track</text:span></text:span></text:span><text:span text:style-name="Source_20_Text"><text:span text:style-name="T25"> of all the changes that we make in the files of our project. Every time we make changes in files of an existing project, we can push those changes to a repository. Other developers are allowed to pull your changes from the repository and continue to work with the updates that you added to the project files.</text:span></text:span></text:p>
      <text:p text:style-name="P10"><text:span text:style-name="Source_20_Text"><text:span text:style-name="T25">Some </text:span></text:span><text:span text:style-name="Source_20_Text"><text:span text:style-name="Strong_20_Emphasis"><text:span text:style-name="T25">significant benefits</text:span></text:span></text:span><text:span text:style-name="Source_20_Text"><text:span text:style-name="T25"> of using Git are as follows:</text:span></text:span></text:p>
      <text:p text:style-name="P10"><text:span text:style-name="Source_20_Text"><text:span text:style-name="T14"/></text:span></text:p>
      <text:list xml:id="list110920274860829" text:continue-numbering="true" text:style-name="List_20_1">
        <text:list-item>
          <text:p text:style-name="P13"><text:span text:style-name="Source_20_Text"><text:span text:style-name="T26"><text:s/></text:span></text:span><text:span text:style-name="Source_20_Text"><text:span text:style-name="Strong_20_Emphasis"><text:span text:style-name="T25">Saves Time</text:span></text:span></text:span><text:span text:style-name="Source_20_Text"><text:span text:style-name="T26"><text:line-break/> Git is lightning fast technology. Each command takes only a few seconds to execute <text:s text:c="3"/></text:span></text:span><text:span text:style-name="Source_20_Text"><text:span text:style-name="T27"><text:s text:c="14"/></text:span></text:span><text:span text:style-name="Source_20_Text"><text:span text:style-name="T26">so we can save a lot of time as compared to login to a GitHub account and find out its <text:s/>features.</text:span></text:span></text:p>
        </text:list-item>
        <text:list-item>
          <text:p text:style-name="P13"><text:span text:style-name="Strong_20_Emphasis"><text:span text:style-name="T21">Offline Working</text:span></text:span><text:span text:style-name="T21"><text:line-break/>One of the most important benefits of Git is that it supports </text:span><text:span text:style-name="Strong_20_Emphasis"><text:span text:style-name="T21">offline working</text:span></text:span><text:span text:style-name="T21">. If we are facing internet connectivity issues, it will not affect our work. In Git, we can do almost everything locally. Comparatively, other CVS like SVN is limited and prefer the connection with the central repository. </text:span></text:p>
        </text:list-item>
        <text:list-item>
          <text:p text:style-name="P13"><text:soft-page-break/><text:span text:style-name="Strong_20_Emphasis"><text:span text:style-name="T21">Undo Mistakes</text:span></text:span><text:span text:style-name="T21"><text:line-break/>One additional benefit of Git is we can </text:span><text:span text:style-name="Strong_20_Emphasis"><text:span text:style-name="T21">Undo</text:span></text:span><text:span text:style-name="T21"> mistakes. Sometimes the undo can be a savior option for us. Git provides the undo option for almost everything. </text:span></text:p>
        </text:list-item>
        <text:list-item>
          <text:p text:style-name="P13"><text:span text:style-name="Strong_20_Emphasis"><text:span text:style-name="T21">Track the Changes</text:span></text:span><text:span text:style-name="T21"><text:line-break/>Git facilitates with some exciting features such as </text:span><text:span text:style-name="Strong_20_Emphasis"><text:span text:style-name="T21">Diff, Log,</text:span></text:span><text:span text:style-name="T21"> and </text:span><text:span text:style-name="Strong_20_Emphasis"><text:span text:style-name="T21">Status</text:span></text:span><text:span text:style-name="T21">, which allows us to track changes so we can </text:span><text:span text:style-name="Strong_20_Emphasis"><text:span text:style-name="T21">check the status, compare</text:span></text:span><text:span text:style-name="T21"> our files or branches. </text:span></text:p>
          <text:p text:style-name="P13"><text:span text:style-name="T6"><text:s text:c="88"/></text:span><text:span text:style-name="T2"><text:s text:c="76"/></text:span><text:span text:style-name="T5">What is Github?</text:span></text:p>
        </text:list-item>
      </text:list>
      <text:p text:style-name="P19"><text:span text:style-name="T5"><text:s text:c="3"/></text:span><text:span text:style-name="T12">GitHub is a Git repository hosting service. GitHub also facilitates with many of its features, such as access control and collaboration. It provides a Web-based graphical interface.</text:span></text:p>
      <text:p text:style-name="P19"><text:span text:style-name="T12"><text:s text:c="4"/>GitHub is an American company. It hosts source code of your project in the form of different programming languages and keeps track of the various changes made by programmers.</text:span></text:p>
      <text:p text:style-name="P19"><text:span text:style-name="T12"><text:s text:c="3"/></text:span><text:span text:style-name="T13">I</text:span><text:span text:style-name="T12">t offers both </text:span><text:span text:style-name="Strong_20_Emphasis"><text:span text:style-name="T14">distributed version control and source code management (SCM)</text:span></text:span><text:span text:style-name="T14"> </text:span><text:span text:style-name="T12">functionality of Git. It also facilitates with some collaboration features such as bug tracking, feature requests, task management for every project.</text:span></text:p>
      <text:h text:style-name="P2" text:outline-level="2">Benefits of GitHub</text:h>
      <text:p text:style-name="P19"><text:span text:style-name="T2"><text:s text:c="2"/></text:span><text:span text:style-name="T18">GitHub can be separated as the Git and the Hub. GitHub service includes access controls as well as collaboration features like task management, repository hosting, and team management.</text:span></text:p>
      <text:p text:style-name="P23">The key benefits of GitHub are as follows.</text:p>
      <text:list text:style-name="L56">
        <text:list-item>
          <text:p text:style-name="P29">It is easy to contribute to open source projects via GitHub. </text:p>
        </text:list-item>
        <text:list-item>
          <text:p text:style-name="P29">It helps to create an excellent document. </text:p>
        </text:list-item>
        <text:list-item>
          <text:p text:style-name="P29">You can attract recruiter by showing off your work. If you have a profile on GitHub, you will have a higher chance of being recruited. </text:p>
        </text:list-item>
        <text:list-item>
          <text:p text:style-name="P29">It allows your work to get out there in front of the public. </text:p>
        </text:list-item>
        <text:list-item>
          <text:p text:style-name="P30">You can track changes in your code across versions. </text:p>
        </text:list-item>
      </text:list>
      <text:p text:style-name="P15"><text:span text:style-name="T33"/></text:p>
      <text:p text:style-name="P15"><text:span text:style-name="T33">How to install git in linux?</text:span></text:p>
      <text:p text:style-name="P50">I have done this installation on debian 12 LTS. But the given commands should also work with the other versions.</text:p>
      <text:p text:style-name="P50">Below are the steps to install the Git on Ubuntu server:</text:p>
      <text:p text:style-name="P50"><text:soft-page-break/><text:span text:style-name="Strong_20_Emphasis"><text:span text:style-name="T7">Step1: </text:span></text:span><text:span text:style-name="Strong_20_Emphasis">Start the General OS and Package update</text:span></text:p>
      <text:p text:style-name="P50"><text:span text:style-name="Strong_20_Emphasis"><text:span text:style-name="T19">First of all, we should start the general OS and package updates. To do so, run the below command:</text:span></text:span></text:p>
      <text:p text:style-name="P50"><text:span text:style-name="T34">$ apt-get update </text:span></text:p>
      <text:p text:style-name="P50">Now we have started the general OS and package updates. After this, we will run the general updates on the server so that we can get started with installing Git. To do so, run the following commands.</text:p>
      <text:p text:style-name="P50"><text:span text:style-name="Strong_20_Emphasis"><text:span text:style-name="T7">Step2:</text:span></text:span><text:span text:style-name="Strong_20_Emphasis"> Install Git</text:span></text:p>
      <text:p text:style-name="P50"><text:span text:style-name="Strong_20_Emphasis"><text:span text:style-name="T19">To install Git, run the below command:</text:span></text:span></text:p>
      <text:p text:style-name="P50"><text:span text:style-name="Strong_20_Emphasis"><text:span text:style-name="T35">$ apt-get install git-core</text:span></text:span></text:p>
      <text:p text:style-name="P50"><text:span text:style-name="Strong_20_Emphasis"><text:span text:style-name="T41">The above command will install the Git on your system, but it may ask you to confirm the download and installation.</text:span></text:span></text:p>
      <text:p text:style-name="P50"><text:span text:style-name="Strong_20_Emphasis"><text:span text:style-name="T42">Step3:</text:span></text:span><text:span text:style-name="Strong_20_Emphasis"><text:span text:style-name="T40"> Confirm Git the installation</text:span></text:span></text:p>
      <text:p text:style-name="P50"><text:span text:style-name="Strong_20_Emphasis"><text:span text:style-name="T41">To confirm the installation, press '</text:span></text:span><text:span text:style-name="Strong_20_Emphasis"><text:span text:style-name="T40">y</text:span></text:span><text:span text:style-name="Strong_20_Emphasis"><text:span text:style-name="T41">' key on the editor. Now, Git is installed and ready to use.</text:span></text:span></text:p>
      <text:p text:style-name="P53">When the central installation done, first check to ensure the executable file is set up and accessible. The best way to do this is the git version command. It will be run as.</text:p>
      <text:p text:style-name="P52">$ git –version</text:p>
      <text:p text:style-name="P52"><text:span text:style-name="Strong_20_Emphasis"><text:span text:style-name="T42">Step4: </text:span></text:span><text:span text:style-name="Strong_20_Emphasis"><text:span text:style-name="T40">Configure the Git for the First use</text:span></text:span></text:p>
      <text:p text:style-name="P52"><text:span text:style-name="Strong_20_Emphasis"><text:span text:style-name="T41">Now you can start using Git on your system. You can explore many features of the version control system. To go with Git, you have to configure the initial user access process. It can be done with the git config command.</text:span></text:span></text:p>
      <text:p text:style-name="P53"><text:span text:style-name="T19">Suppose I want to register a user whos</text:span>e user name is "javaTpoint" and email address is "Javatpoint@xyz", then it will be done as follows:</text:p>
      <text:p text:style-name="P53">To register a username, run the below command:</text:p>
      <text:p text:style-name="P52">$ git config --global user.name "<text:span text:style-name="T1">your username</text:span>"</text:p>
      <text:p text:style-name="P53">To register an email address for the given author, run the below command:</text:p>
      <text:p text:style-name="P52">$ git config --global user.email "<text:a xlink:type="simple" xlink:href="mailto:name@xyz" text:style-name="Internet_20_link" text:visited-style-name="Visited_20_Internet_20_Link"><text:span text:style-name="T1">name</text:span>@xyz</text:a>"</text:p>
      <text:p text:style-name="P53">Now, you have successfully registered a user for the version control system.</text:p>
      <text:p text:style-name="Text_20_body"><text:span text:style-name="T40">It's important to understand that the </text:span><text:span text:style-name="Strong_20_Emphasis"><text:span text:style-name="T40">git config</text:span></text:span><text:span text:style-name="T40"> tool works on a user according to the user. For example, if we have a user "</text:span><text:span text:style-name="Strong_20_Emphasis"><text:span text:style-name="T40">john</text:span></text:span><text:span text:style-name="T40">" registered on Git. Then there can be another user "</text:span><text:span text:style-name="Strong_20_Emphasis"><text:span text:style-name="T40">Mike</text:span></text:span><text:span text:style-name="T40">" on the same machine registered on Git. To do this, Mike must run the same command from his user account. The commits made by both the users will be done under their details in Git.</text:span></text:p>
      <text:p text:style-name="P49"/>
      <text:h text:style-name="Heading_20_1" text:outline-level="1"><text:soft-page-break/>Git Environment Setup</text:h>
      <text:p text:style-name="Text_20_body"><text:s text:c="13"/><text:span text:style-name="T12">The environment of any tool consists of elements that support execution with software, hardware, and network configured. It includes operating system settings, hardware configuration, software configuration, test terminals, and other support to perform the operations. It is an essential aspect of any software.</text:span></text:p>
      <text:p text:style-name="Text_20_body"><text:span text:style-name="T12"><text:s text:c="11"/>It will help you to understand how to set up Git for first use on various platforms so you can read and write code in no time.</text:span></text:p>
      <text:h text:style-name="P3" text:outline-level="2">The Git config command</text:h>
      <text:p text:style-name="P16"><text:span text:style-name="T14"><text:s text:c="9"/>Git supports a command called </text:span><text:span text:style-name="Strong_20_Emphasis"><text:span text:style-name="T14">git config</text:span></text:span><text:span text:style-name="T14"> that lets you get and set configuration variables that control all facets of how Git looks and operates. It is used to set Git configuration values on a global or local project level.</text:span></text:p>
      <text:p text:style-name="Text_20_body"><text:span text:style-name="T14"><text:s text:c="9"/>Setting </text:span><text:span text:style-name="Strong_20_Emphasis"><text:span text:style-name="T14">user.name</text:span></text:span><text:span text:style-name="T14"> and </text:span><text:span text:style-name="Strong_20_Emphasis"><text:span text:style-name="T14">user.email</text:span></text:span><text:span text:style-name="T14"> are the necessary configuration options as your name and email will show up in your commit messages.</text:span></text:p>
      <text:p text:style-name="Text_20_body"><text:span text:style-name="Strong_20_Emphasis"><text:span text:style-name="T7">Setting username</text:span></text:span></text:p>
      <text:p text:style-name="Text_20_body"><text:span text:style-name="Strong_20_Emphasis"><text:span text:style-name="T14">The username is used by the Git for each commit.</text:span></text:span></text:p>
      <text:p text:style-name="Text_20_body"><text:span text:style-name="Strong_20_Emphasis"><text:span text:style-name="T36">$ git config --global user.name "</text:span></text:span><text:span text:style-name="Strong_20_Emphasis"><text:span text:style-name="T37">Swecha </text:span></text:span><text:span text:style-name="Strong_20_Emphasis"><text:span text:style-name="T36">"</text:span></text:span></text:p>
      <text:p text:style-name="Text_20_body"><text:span text:style-name="Strong_20_Emphasis"><text:span text:style-name="T44">Setting email id</text:span></text:span></text:p>
      <text:p text:style-name="Text_20_body"><text:span text:style-name="Strong_20_Emphasis"><text:span text:style-name="T45">The Git uses this email id for each commit.</text:span></text:span></text:p>
      <text:p text:style-name="Text_20_body"><text:span text:style-name="Strong_20_Emphasis"><text:span text:style-name="T36">$ git config --global user.email <text:s/>"</text:span></text:span><text:a xlink:type="simple" xlink:href="mailto:swecha481@gmail.com" text:style-name="Internet_20_link" text:visited-style-name="Visited_20_Internet_20_Link"><text:span text:style-name="Strong_20_Emphasis"><text:span text:style-name="T37">swecha</text:span></text:span><text:span text:style-name="Strong_20_Emphasis"><text:span text:style-name="T36">481@gmail.com</text:span></text:span></text:a><text:span text:style-name="Strong_20_Emphasis"><text:span text:style-name="T36">”</text:span></text:span></text:p>
      <text:p text:style-name="Text_20_body">There are many other configuration options that the user can set.</text:p>
      <text:p text:style-name="Text_20_body"><text:span text:style-name="Strong_20_Emphasis"><text:span text:style-name="T7">Setting editor </text:span></text:span></text:p>
      <text:p text:style-name="Text_20_body"><text:span text:style-name="Strong_20_Emphasis"><text:span text:style-name="T14">You can set the default text editor when Git needs you to type in a message. If you have not selected any of the editors, Git will use your default system's editor.</text:span></text:span></text:p>
      <text:p text:style-name="P32">To select a different text editor, such as Vim</text:p>
      <text:p text:style-name="Text_20_body"><text:span text:style-name="T38">$ git config --global core.editor Vim</text:span></text:p>
      <text:p text:style-name="Text_20_body"><text:span text:style-name="Strong_20_Emphasis"><text:span text:style-name="T42">Checking Your Settings</text:span></text:span></text:p>
      <text:p text:style-name="Text_20_body"><text:span text:style-name="Strong_20_Emphasis"><text:span text:style-name="T45">You can check your configuration settings; you can use the git config --list command to list all the settings that Git can find at that point.</text:span></text:span></text:p>
      <text:p text:style-name="Text_20_body"><text:span text:style-name="Strong_20_Emphasis"><text:span text:style-name="T38">$ git config -list</text:span></text:span></text:p>
      <text:p text:style-name="Text_20_body">This command will list all your settings. See the below command line output.</text:p>
      <text:p text:style-name="Text_20_body"><text:span text:style-name="Strong_20_Emphasis"><text:span text:style-name="T9">Output</text:span></text:span></text:p>
      <text:p text:style-name="Preformatted_20_Text"><text:soft-page-break/><text:span text:style-name="Strong_20_Emphasis"><text:span text:style-name="T39">HiMaNshU@HiMaNshU-PC MINGW64 ~/Desktop</text:span></text:span></text:p>
      <text:p text:style-name="P8">$ git config --list</text:p>
      <text:p text:style-name="P8">core.symlinks=false</text:p>
      <text:p text:style-name="P8">core.autocrlf=true</text:p>
      <text:p text:style-name="P8">core.fscache=true</text:p>
      <text:p text:style-name="P8">color.diff=auto</text:p>
      <text:p text:style-name="P8">color.status=auto</text:p>
      <text:p text:style-name="P8">color.branch=auto</text:p>
      <text:p text:style-name="P8">color.interactive=true</text:p>
      <text:p text:style-name="P8">help.format=html</text:p>
      <text:p text:style-name="P8">rebase.autosquash=true</text:p>
      <text:p text:style-name="P8">http.sslcainfo=C:/Program Files/Git/mingw64/ssl/certs/ca-bundle.crt</text:p>
      <text:p text:style-name="P8">http.sslbackend=openssl</text:p>
      <text:p text:style-name="P8">diff.astextplain.textconv=astextplain</text:p>
      <text:p text:style-name="P8">filter.lfs.clean=git-lfs clean -- %f</text:p>
      <text:p text:style-name="P8">filter.lfs.smudge=git-lfs smudge --skip -- %f</text:p>
      <text:p text:style-name="P8">filter.lfs.process=git-lfs filter-process --skip</text:p>
      <text:p text:style-name="P8">filter.lfs.required=true</text:p>
      <text:p text:style-name="P8">credential.helper=manager</text:p>
      <text:p text:style-name="P8">gui.recentrepo=C:/Git</text:p>
      <text:p text:style-name="P8">user.email=dav.himanshudubey481@gmail.com</text:p>
      <text:p text:style-name="P9">user.name=Himanshu Dubey</text:p>
      <text:p text:style-name="P19"><text:span text:style-name="Strong_20_Emphasis"><text:span text:style-name="T52">Colored output</text:span></text:span></text:p>
      <text:p text:style-name="P19"><text:span text:style-name="Strong_20_Emphasis"><text:span text:style-name="T49"><text:s text:c="10"/>You can customize your Git output to view a personalized color theme. The git config can be used to set these color themes.</text:span></text:span></text:p>
      <text:p text:style-name="P19"><text:span text:style-name="Strong_20_Emphasis"><text:span text:style-name="T52">Color.ui</text:span></text:span></text:p>
      <text:p text:style-name="P19"><text:span text:style-name="Strong_20_Emphasis"><text:span text:style-name="T39">$ Git config -global color.ui true</text:span></text:span></text:p>
      <text:p text:style-name="P19"><text:span text:style-name="Strong_20_Emphasis"><text:span text:style-name="T49">The default value of color.ui is set as auto, which will apply colors to the immediate terminal output stream. You can set the color value as true, false, auto, and always.</text:span></text:span></text:p>
      <text:h text:style-name="P1" text:outline-level="2"><text:span text:style-name="Strong_20_Emphasis"><text:span text:style-name="T56">Git configuration levels</text:span></text:span></text:h>
      <text:p text:style-name="P19"><text:span text:style-name="Strong_20_Emphasis"><text:span text:style-name="T56"><text:s/></text:span></text:span><text:span text:style-name="Strong_20_Emphasis"><text:span text:style-name="T49">The git config command can accept arguments to specify the configuration level. The following configuration levels are available in the Git config. </text:span></text:span></text:p>
      <text:list xml:id="list110920809353563" text:continue-list="list110920274860829" text:style-name="List_20_1">
        <text:list-item>
          <text:p text:style-name="P13"><text:span text:style-name="Strong_20_Emphasis"><text:span text:style-name="T49">local </text:span></text:span></text:p>
        </text:list-item>
        <text:list-item>
          <text:p text:style-name="P13">global </text:p>
        </text:list-item>
        <text:list-item>
          <text:p text:style-name="P14">system </text:p>
        </text:list-item>
      </text:list>
      <text:p text:style-name="Text_20_body"><text:span text:style-name="Strong_20_Emphasis"><text:span text:style-name="T9">loca</text:span></text:span><text:span text:style-name="Strong_20_Emphasis"><text:span text:style-name="T10">l</text:span></text:span></text:p>
      <text:p text:style-name="P19"><text:span text:style-name="Strong_20_Emphasis"><text:span text:style-name="T15">It is the default level in Git. Git config will write to a local level if no configuration option is given. Local configuration values are stored in .git/config directory as a file.</text:span></text:span></text:p>
      <text:p text:style-name="P19"><text:soft-page-break/><text:span text:style-name="Strong_20_Emphasis"><text:span text:style-name="T53">G</text:span></text:span><text:span text:style-name="Strong_20_Emphasis"><text:span text:style-name="T52">lobal</text:span></text:span></text:p>
      <text:p text:style-name="P19"><text:span text:style-name="Strong_20_Emphasis"><text:span text:style-name="T49">The global level configuration is user-specific configuration. User-specific means, it is applied to an individual operating system user. Global configuration values are stored in a user's home directory. ~ /.gitconfig on UNIX systems and C:\Users\ on windows as a file format.</text:span></text:span></text:p>
      <text:p text:style-name="P19"><text:span text:style-name="Strong_20_Emphasis"><text:span text:style-name="T53">S</text:span></text:span><text:span text:style-name="Strong_20_Emphasis"><text:span text:style-name="T52">ystem</text:span></text:span></text:p>
      <text:p text:style-name="P19"><text:span text:style-name="Strong_20_Emphasis"><text:span text:style-name="T49">The system-level configuration is applied across an entire system. The entire system means all users on an operating system and all repositories. The system-level configuration file stores in a gitconfig file off the system directory. $(prefix)/etc/gitconfig on UNIX systems and C:\ProgramData\Git\config on Windows.</text:span></text:span></text:p>
      <text:p text:style-name="P51">The order of priority of the Git config is local, global, and system, respectively. It means when looking for a configuration value, Git will start at the local level and bubble up to the system level.</text:p>
      <text:p text:style-name="P19"><text:span text:style-name="Strong_20_Emphasis"><text:span text:style-name="T49"/></text:span></text:p>
      <text:p text:style-name="P19"/>
      <text:p text:style-name="P19"><text:span text:style-name="Strong_20_Emphasis"><text:span text:style-name="T49"/></text:span></text:p>
      <text:list text:style-name="L61">
        <text:list-header>
          <text:p text:style-name="P33"/>
        </text:list-header>
      </text:list>
      <text:p text:style-name="Text_20_body"><text:span text:style-name="Strong_20_Emphasis"><text:span text:style-name="T42"/></text:span></text:p>
      <text:p text:style-name="Text_20_body"><text:span text:style-name="Strong_20_Emphasis"><text:span text:style-name="T36"/></text:span></text:p>
      <text:p text:style-name="P32"/>
      <text:p text:style-name="P52"/>
      <text:p text:style-name="P53"/>
      <text:p text:style-name="P53"/>
      <text:p text:style-name="P52"><text:span text:style-name="Strong_20_Emphasis"><text:span text:style-name="T40"/></text:span></text:p>
      <text:p text:style-name="P52"/>
      <text:p text:style-name="P50"><text:span text:style-name="Strong_20_Emphasis"><text:span text:style-name="T35"/></text:span></text:p>
      <text:p text:style-name="P50"><text:span text:style-name="Strong_20_Emphasis"><text:span text:style-name="T4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Hairline" svg:font-family="'Lato Hairlin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OF " svg:font-family="'TIMES O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10:34:44.147235402</meta:creation-date>
    <dc:date>2024-06-06T11:09:20.002435268</dc:date>
    <meta:editing-duration>P1DT34M36S</meta:editing-duration>
    <meta:editing-cycles>1</meta:editing-cycles>
    <meta:document-statistic meta:table-count="0" meta:image-count="0" meta:object-count="0" meta:page-count="10" meta:paragraph-count="211" meta:word-count="2713" meta:character-count="16554" meta:non-whitespace-character-count="13692"/>
    <meta:generator>LibreOffice/7.4.7.2$Linux_X86_64 LibreOffice_project/40$Build-2</meta:generator>
  </office:meta>
</office:document-meta>
</file>